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E69A54CC722FF92DED.png" manifest:media-type="image/png"/>
  <manifest:file-entry manifest:full-path="Pictures/10000000000003F30000034D940968A70F602CD3.png" manifest:media-type="image/png"/>
  <manifest:file-entry manifest:full-path="Pictures/10000000000000EF0000010E6F21D86025C20DF3.png" manifest:media-type="image/png"/>
  <manifest:file-entry manifest:full-path="Pictures/1000000000000242000001F0A70898DBBDCDC67B.png" manifest:media-type="image/png"/>
  <manifest:file-entry manifest:full-path="Pictures/10000201000000DC000000E7C856BF2761772283.png" manifest:media-type="image/png"/>
  <manifest:file-entry manifest:full-path="Pictures/10000000000002A3000000A960876B68933A85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7.853cm" svg:y="0.213cm" svg:width="9.188cm" svg:height="4.695cm" draw:z-index="0"><draw:image xlink:href="Pictures/10000000000001C2000000E69A54CC722FF92DED.png" xlink:type="simple" xlink:show="embed" xlink:actuate="onLoad"/></draw:frame><draw:frame draw:style-name="fr1" draw:name="Image4" text:anchor-type="paragraph" svg:x="11.723cm" svg:y="5.216cm" svg:width="5.059cm" svg:height="5.715cm" draw:z-index="3"><draw:image xlink:href="Pictures/10000000000000EF0000010E6F21D86025C20DF3.png" xlink:type="simple" xlink:show="embed" xlink:actuate="onLoad"/></draw:frame><draw:frame draw:style-name="fr2" draw:name="Image2" text:anchor-type="as-char" svg:width="7.684cm" svg:height="8.068cm" draw:z-index="1"><draw:image xlink:href="Pictures/10000201000000DC000000E7C856BF2761772283.png" xlink:type="simple" xlink:show="embed" xlink:actuate="onLoad"/></draw:frame> 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.106cm" svg:y="0.593cm" svg:width="14.288cm" svg:height="3.577cm" draw:z-index="4"><draw:image xlink:href="Pictures/10000000000002A3000000A960876B68933A85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6" text:anchor-type="paragraph" svg:width="12.234cm" svg:height="10.499cm" draw:z-index="5"><draw:image xlink:href="Pictures/1000000000000242000001F0A70898DBBDCDC67B.png" xlink:type="simple" xlink:show="embed" xlink:actuate="onLoad"/></draw:frame></text:p>
      <text:p text:style-name="Standard"/>
      <text:p text:style-name="Standard"/>
      <text:p text:style-name="Standard"><draw:frame draw:style-name="fr3" draw:name="Image3" text:anchor-type="paragraph" svg:width="13.585cm" svg:height="11.354cm" draw:z-index="2"><draw:image xlink:href="Pictures/10000000000003F30000034D940968A70F602CD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RENAUDIN</meta:initial-creator>
    <meta:creation-date>2017-04-10T15:45:29.668000000</meta:creation-date>
    <dc:date>2017-04-11T00:55:38.614000000</dc:date>
    <dc:creator>Philippe RENAUDIN</dc:creator>
    <meta:editing-duration>PT8H39M47S</meta:editing-duration>
    <meta:editing-cycles>1</meta:editing-cycles>
    <meta:document-statistic meta:table-count="0" meta:image-count="6" meta:object-count="0" meta:page-count="2" meta:paragraph-count="1" meta:word-count="0" meta:character-count="1" meta:non-whitespace-character-count="0"/>
    <meta:generator>LibreOffice/5.0.5.2$Windows_x86 LibreOffice_project/55b006a02d247b5f7215fc6ea0fde844b30035b3</meta:generator>
  </office:meta>
</office:document-meta>
</file>